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eb21" officeooo:paragraph-rsid="000ceb21"/>
    </style:style>
    <style:style style:name="P2" style:family="paragraph" style:parent-style-name="Standard">
      <style:paragraph-properties fo:text-align="center" style:justify-single-word="false"/>
      <style:text-properties officeooo:rsid="000ceb21" officeooo:paragraph-rsid="000ceb21"/>
    </style:style>
    <style:style style:name="P3" style:family="paragraph" style:parent-style-name="Standard">
      <style:text-properties officeooo:rsid="000ceb21" officeooo:paragraph-rsid="000dce52"/>
    </style:style>
    <style:style style:name="P4" style:family="paragraph" style:parent-style-name="Standard">
      <style:text-properties fo:font-style="italic" officeooo:rsid="000ceb21" officeooo:paragraph-rsid="000ceb21" style:font-style-asian="italic" style:font-style-complex="italic"/>
    </style:style>
    <style:style style:name="P5" style:family="paragraph" style:parent-style-name="Standard">
      <style:text-properties officeooo:rsid="000d504a" officeooo:paragraph-rsid="000d504a"/>
    </style:style>
    <style:style style:name="P6" style:family="paragraph" style:parent-style-name="Standard">
      <style:text-properties officeooo:rsid="000dce52" officeooo:paragraph-rsid="000dce52"/>
    </style:style>
    <style:style style:name="P7" style:family="paragraph" style:parent-style-name="Standard">
      <style:text-properties officeooo:rsid="000f0313" officeooo:paragraph-rsid="000f0313"/>
    </style:style>
    <style:style style:name="P8" style:family="paragraph" style:parent-style-name="Standard" style:list-style-name="L1">
      <style:text-properties officeooo:rsid="000ceb21" officeooo:paragraph-rsid="000ceb21"/>
    </style:style>
    <style:style style:name="P9" style:family="paragraph" style:parent-style-name="Standard">
      <style:text-properties officeooo:rsid="000d504a" officeooo:paragraph-rsid="000dce52"/>
    </style:style>
    <style:style style:name="P10" style:family="paragraph" style:parent-style-name="Heading_20_3">
      <style:paragraph-properties fo:break-before="page"/>
    </style:style>
    <style:style style:name="T1" style:family="text">
      <style:text-properties officeooo:rsid="000d504a"/>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0d504a"/>
    </style:style>
    <style:style style:name="T5" style:family="text">
      <style:text-properties officeooo:rsid="000dce52"/>
    </style:style>
    <style:style style:name="T6" style:family="text">
      <style:text-properties officeooo:rsid="000f03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terior Non-Uniform Subjectivity</text:p>
      <text:p text:style-name="P2">by Sven Nilsen, 2020</text:p>
      <text:p text:style-name="P1"/>
      <text:p text:style-name="P4">In this paper I relate the exterior of inside-the-box theories with models of non-uniform subjectivity.</text:p>
      <text:p text:style-name="P1"/>
      <text:p text:style-name="P5">In Avatar Modal Subjectivity<text:span text:style-name="T3"><text:reference-ref text:reference-format="text" text:ref-name="avatar modal subjectivity">[1]</text:reference-ref></text:span>, there is a distinction between uniform subjectivity (classical objectivity) and non-uniform subjectivity (classical subjectivity).</text:p>
      <text:p text:style-name="P1"/>
      <text:p text:style-name="P1">An inside-the-box theory, <text:span text:style-name="T6">in the context of this paper,</text:span> is about any computer program that interacts with the real world, where the parts of the computer program carries semantics relative to the real world that is interacted with. <text:span text:style-name="T1">However, in order for a such program to be inside-the-box, it is only allowed to model external references as unknowns, where knowns are moved “inside the box”.</text:span></text:p>
      <text:p text:style-name="P1"/>
      <text:p text:style-name="P1">For example, Alice pushes a button modelled as `Option&lt;Moment&gt;` (a Rust<text:span text:style-name="T3"><text:reference-ref text:reference-format="text" text:ref-name="rust">[2]</text:reference-ref></text:span> program).<text:line-break/>The program does not record the button press immediately.</text:p>
      <text:p text:style-name="P1"/>
      <text:p text:style-name="P1">The `None` state of the button has two meanings:</text:p>
      <text:p text:style-name="P1"/>
      <text:list xml:id="list9009223671606083612" text:style-name="L1">
        <text:list-item>
          <text:p text:style-name="P8">Alice has not yet pushed the button</text:p>
        </text:list-item>
        <text:list-item>
          <text:p text:style-name="P8">It is unknown when Alice pushed the button</text:p>
        </text:list-item>
      </text:list>
      <text:p text:style-name="P1"/>
      <text:p text:style-name="P1">Before Alice the button, it is not meaningful to talk about the moment <text:span text:style-name="T5">of the button press</text:span>. However, it is meaningful to talk about it after Alice pushes the button. Since the program uses a single state as external reference to two world states, the exact meaning of the `None` state is undecidable.</text:p>
      <text:p text:style-name="P1"/>
      <text:p text:style-name="P5">The change itself in the world when Alice presses the button, is thought of as a kind of non-uniform subjectivity. It can be thought of as non-uniform because the meaning of `None` changes over time.</text:p>
      <text:p text:style-name="P1"/>
      <text:p text:style-name="P1">After Alice pushes the button and the moment of time is recorded by the program, it does not matter when the program first recorded the button press. This is because the moment can refer to the moment of the button press itself in time. This freedom of degree allows slow programs to “catch up” semantically with hypothetical faster programs.</text:p>
      <text:p text:style-name="P1"/>
      <text:p text:style-name="P3">In the fastest program possible, the <text:span text:style-name="T1">program records the moment when</text:span></text:p>
      <text:p text:style-name="P9">Alice pushes the button immediately.</text:p>
      <text:p text:style-name="P3"/>
      <text:p text:style-name="P3"><text:span text:style-name="T1">Generalized this means, according to Naive Zen Logic</text:span><text:span text:style-name="T4"><text:reference-ref text:reference-format="text" text:ref-name="naive zen logic">[3]</text:reference-ref></text:span><text:span text:style-name="T1">, that zen-consistency implies the exterior</text:span><text:span text:style-name="T4"><text:reference-ref text:reference-format="text" text:ref-name="interior vs exterior">[4]</text:reference-ref></text:span><text:span text:style-name="T1"> of an inside-the-box theory might be associated with an accurate model of non-uniform subjectivity.</text:span></text:p>
      <text:p text:style-name="P3"/>
      <text:p text:style-name="P6">This is because when reasoning about the fastest program, it is understandable that the ideal behavior <text:span text:style-name="T6">of the program</text:span> would be to record the exact moment when Alice presses the button, immediately. The change in subjectivity is reflected <text:span text:style-name="T6">as a more accurate model </text:span>in the fastest program state.</text:p>
      <text:p text:style-name="P1"/>
      <text:p text:style-name="P5">With other words, non-uniform subjectivity might be modeled using uniform subjectivity, <text:span text:style-name="T5">in the limit.</text:span></text:p>
      <text:p text:style-name="P6">This is the exterior of the inside-the-box, because semantically it minimizes uncertain external references indirectly, by minimizing <text:span text:style-name="T6">the </text:span>unknowns <text:span text:style-name="T6">directly</text:span>.</text:p>
      <text:h text:style-name="P10" text:outline-level="3">References:</text:h>
      <text:p text:style-name="P5"/>
      <text:p text:style-name="P5"><text:reference-mark-start text:name="avatar modal subjectivity"/>[1]<text:reference-mark-end text:name="avatar modal subjectivity"/><text:tab/>“Avatar Modal Subjectivity”</text:p>
      <text:p text:style-name="P5"><text:tab/>AdvancedResearch - Summary of Avatar Extensions</text:p>
      <text:p text:style-name="P5"><text:tab/><text:a xlink:type="simple" xlink:href="https://advancedresearch.github.io/avatar-extensions/summary.html#avatar-modal-subjectivity" text:style-name="Internet_20_link" text:visited-style-name="Visited_20_Internet_20_Link"><text:span text:style-name="T2">https://advancedresearch.github.io/avatar-extensions/summary.html#avatar-modal-subjectivity</text:span></text:a></text:p>
      <text:p text:style-name="P5"/>
      <text:p text:style-name="P5"><text:reference-mark-start text:name="rust"/>[2]<text:reference-mark-end text:name="rust"/><text:tab/>“Rust”</text:p>
      <text:p text:style-name="P5"><text:tab/>Rust programming language</text:p>
      <text:p text:style-name="P5"><text:tab/><text:a xlink:type="simple" xlink:href="https://www.rust-lang.org/" text:style-name="Internet_20_link" text:visited-style-name="Visited_20_Internet_20_Link"><text:span text:style-name="T2">https://www.rust-lang.org/</text:span></text:a></text:p>
      <text:p text:style-name="P5"/>
      <text:p text:style-name="P7"><text:reference-mark-start text:name="naive zen logic"/>[3]<text:reference-mark-end text:name="naive zen logic"/><text:tab/>“Naive Zen Logic”</text:p>
      <text:p text:style-name="P7"><text:tab/>Sven Nilsen, 2018</text:p>
      <text:p text:style-name="P7"><text:tab/><text:a xlink:type="simple" xlink:href="https://github.com/advancedresearch/path_semantics/blob/master/papers-wip/naive-zen-logic.pdf" text:style-name="Internet_20_link" text:visited-style-name="Visited_20_Internet_20_Link"><text:span text:style-name="T2">https://github.com/advancedresearch/path_semantics/blob/master/papers-wip/naive-zen-logic.pdf</text:span></text:a></text:p>
      <text:p text:style-name="P7"/>
      <text:p text:style-name="P7"><text:reference-mark-start text:name="interior vs exterior"/>[4]<text:reference-mark-end text:name="interior vs exterior"/><text:tab/>“Interior vs Exterior”</text:p>
      <text:p text:style-name="P7"><text:tab/>Sven Nilsen, 2020</text:p>
      <text:p text:style-name="P7"><text:tab/><text:a xlink:type="simple" xlink:href="https://github.com/advancedresearch/path_semantics/blob/master/papers-wip/interior-vs-exterior.pdf" text:style-name="Internet_20_link" text:visited-style-name="Visited_20_Internet_20_Link"><text:span text:style-name="T2">https://github.com/advancedresearch/path_semantics/blob/master/papers-wip/interior-vs-exterior.pdf</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8:46:24.470489000</meta:creation-date>
    <dc:date>2020-12-27T20:01:27.609826000</dc:date>
    <meta:editing-duration>PT14M25S</meta:editing-duration>
    <meta:editing-cycles>2</meta:editing-cycles>
    <meta:generator>LibreOffice/5.1.2.2$MacOSX_X86_64 LibreOffice_project/d3bf12ecb743fc0d20e0be0c58ca359301eb705f</meta:generator>
    <meta:document-statistic meta:table-count="0" meta:image-count="0" meta:object-count="0" meta:page-count="2" meta:paragraph-count="31" meta:word-count="458" meta:character-count="3198" meta:non-whitespace-character-count="2765"/>
  </office:meta>
</office:document-meta>
</file>